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4.022cm"/>
    </style:style>
    <style:style style:name="Tabla1.B" style:family="table-column">
      <style:table-column-properties style:column-width="7.567cm"/>
    </style:style>
    <style:style style:name="Tabla1.C" style:family="table-column">
      <style:table-column-properties style:column-width="2.249cm"/>
    </style:style>
    <style:style style:name="Tabla1.D" style:family="table-column">
      <style:table-column-properties style:column-width="3.175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background-color="transparent" fo:padding="0.097cm" fo:border-left="0.05pt solid #000000" fo:border-right="none" fo:border-top="none" fo:border-bottom="0.05pt solid #000000">
        <style:background-image/>
      </style:table-cell-properties>
    </style:style>
    <style:style style:name="Tabla1.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Text_20_body">
      <style:paragraph-properties fo:text-align="start" style:justify-single-word="false"/>
    </style:style>
    <style:style style:name="P5" style:family="paragraph" style:parent-style-name="Standard" style:list-style-name="L1"/>
    <style:style style:name="T1" style:family="text">
      <style:text-properties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evamiento de herramientas para la generación de contenidos para el curso de capacitación en herramientas de inteligencia de negocios</text:p>
      <text:p text:style-name="P1"/>
      <text:p text:style-name="Text_20_body"/>
      <text:p text:style-name="P2"/>
      <text:p text:style-name="P2"/>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3">Software</text:p>
          </table:table-cell>
          <table:table-cell table:style-name="Tabla1.A1" office:value-type="string">
            <text:p text:style-name="P3">Descripción</text:p>
          </table:table-cell>
          <table:table-cell table:style-name="Tabla1.A1" office:value-type="string">
            <text:p text:style-name="P3">Licencia</text:p>
          </table:table-cell>
          <table:table-cell table:style-name="Tabla1.D1" office:value-type="string">
            <text:p text:style-name="P3">Enlace de descarga</text:p>
          </table:table-cell>
        </table:table-row>
        <table:table-row>
          <table:table-cell table:style-name="Tabla1.A2" office:value-type="string">
            <text:p text:style-name="Standard">ITALC – “Intelligent Teaching And Learning with Computers“ </text:p>
          </table:table-cell>
          <table:table-cell table:style-name="Tabla1.A2" office:value-type="string">
            <text:p text:style-name="Standard"><text:bookmark text:name="result_box"/>ITALC es una herramienta didáctica de uso y de gran alcance para los maestros. permite ver y controlar otras computadoras en su red de varias maneras. Es compatible con Linux y Windows XP, Vista y 7, e incluso puede ser utilizado de forma transparente en entornos mixtos</text:p>
            <text:p text:style-name="Standard"/>
          </table:table-cell>
          <table:table-cell table:style-name="Tabla1.A2" office:value-type="string">
            <text:p text:style-name="Standard">GNU </text:p>
          </table:table-cell>
          <table:table-cell table:style-name="Tabla1.D2" office:value-type="string">
            <text:p text:style-name="Standard">http://italc.sourceforge.net/</text:p>
          </table:table-cell>
        </table:table-row>
        <table:table-row>
          <table:table-cell table:style-name="Tabla1.A2" office:value-type="string">
            <text:p text:style-name="Standard">Webquest Creator</text:p>
          </table:table-cell>
          <table:table-cell table:style-name="Tabla1.A2" office:value-type="string">
            <text:p text:style-name="Standard">El WebQuest es una herramienta que forma parte de una enciclopedia para el trabajo didáctico , con recursos principalmente procedentes de Internet.</text:p>
            <text:p text:style-name="Standard">Webquest Creator es una aplicación de servidor realizada por <text:span text:style-name="Strong_20_Emphasis">Miguel A. Jorquera </text:span>con el Framework Kumbia, escrito en PHP5, utilizando MYSQL, AJAX y Tinymce para crear webquests facilmente.</text:p>
            <text:p text:style-name="Standard"/>
            <text:p text:style-name="Standard">Creación a partir de formularios sencillos. </text:p>
            <text:list xml:id="list1198026842" text:style-name="L1">
              <text:list-item>
                <text:p text:style-name="P5">Posibilidad de incluir <text:span text:style-name="Strong_20_Emphasis">imágenes, vídeos (Flash, Quicktime, Shockwave, Windows Media, Real Media) y enlaces a ficheros</text:span>. </text:p>
              </text:list-item>
              <text:list-item>
                <text:p text:style-name="P5">Rápida edición de las webquests. </text:p>
              </text:list-item>
              <text:list-item>
                <text:p text:style-name="P5"><text:span text:style-name="Strong_20_Emphasis">Editor LaTex para expresiones matemáticas</text:span>. </text:p>
              </text:list-item>
              <text:list-item>
                <text:p text:style-name="P5">Directorio propio para guardar los archivos subidos. </text:p>
              </text:list-item>
              <text:list-item>
                <text:p text:style-name="P5"><text:span text:style-name="Strong_20_Emphasis">Descarga de la webquest creada </text:span><text:span text:style-name="Strong_20_Emphasis">en formato zip</text:span>. </text:p>
              </text:list-item>
              <text:list-item>
                <text:p text:style-name="P5">Gran variead de plantillas adaptadas de "FreeCSSTemplates.org". </text:p>
              </text:list-item>
              <text:list-item>
                <text:p text:style-name="P5">Código XHTML 1.0 y CSS validado con <text:span text:style-name="Strong_20_Emphasis">W3C</text:span>. </text:p>
              </text:list-item>
              <text:list-item>
                <text:p text:style-name="P5"><text:span text:style-name="Strong_20_Emphasis">Accesibilidad</text:span>. </text:p>
              </text:list-item>
              <text:list-item>
                <text:p text:style-name="P5">Posibilidad de incluir una <text:span text:style-name="Strong_20_Emphasis">guía didáctica</text:span>. </text:p>
              </text:list-item>
              <text:list-item>
                <text:p text:style-name="P5">Seguridad. </text:p>
              </text:list-item>
              <text:list-item>
                <text:p text:style-name="P5"><text:span text:style-name="Strong_20_Emphasis">Probada por multitud de docentes</text:span>. </text:p>
              </text:list-item>
              <text:list-item>
                <text:p text:style-name="P5"><text:span text:style-name="Strong_20_Emphasis">En constante cambio</text:span>, mejorando <text:soft-page-break/>con sugerencias y aportaciones de los usuarios. </text:p>
              </text:list-item>
            </text:list>
            <text:p text:style-name="Standard"/>
            <text:p text:style-name="Standard">Ejemplos de como crear un Webquest:</text:p>
            <text:p text:style-name="Standard">http://webquest.carm.es/majwq/wq/ver/1</text:p>
            <text:p text:style-name="Standard"/>
            <text:p text:style-name="Standard"/>
          </table:table-cell>
          <table:table-cell table:style-name="Tabla1.A2" office:value-type="string">
            <text:p text:style-name="Standard">GNU</text:p>
          </table:table-cell>
          <table:table-cell table:style-name="Tabla1.D2" office:value-type="string">
            <text:p text:style-name="Standard">http://webquest.carm.es/majwq/wq/ver/26946</text:p>
          </table:table-cell>
        </table:table-row>
        <table:table-row>
          <table:table-cell table:style-name="Tabla1.A2" office:value-type="string">
            <text:p text:style-name="Standard">Claroline</text:p>
          </table:table-cell>
          <table:table-cell table:style-name="Tabla1.A2" office:value-type="string">
            <text:p text:style-name="Standard">Claroline es una plataforma de aprendizaje y trabajo virtual (eLearning y eWorking) de código abierto y software libre (open source) que permite a los formadores construir eficaces cursos online y gestionar las actividades de aprendizaje y colaboración en la web. Traducido a 35 idiomas, Claroline tiene una gran comunidad de desarrolladores y usuarios en todo el mundo</text:p>
          </table:table-cell>
          <table:table-cell table:style-name="Tabla1.A2" office:value-type="string">
            <text:p text:style-name="Standard">GNU </text:p>
          </table:table-cell>
          <table:table-cell table:style-name="Tabla1.D2" office:value-type="string">
            <text:p text:style-name="Standard"><text:a xlink:type="simple" xlink:href="http://www.claroline.net/download/stable.html">http://www.claroline.net/download/stable.html</text:a></text:p>
          </table:table-cell>
        </table:table-row>
        <table:table-row>
          <table:table-cell table:style-name="Tabla1.A2" office:value-type="string">
            <text:p text:style-name="Standard"><text:bookmark text:name="ClassWeb"/>ClassWeb</text:p>
            <text:p text:style-name="Standard"/>
          </table:table-cell>
          <table:table-cell table:style-name="Tabla1.A2" office:value-type="string">
            <text:p text:style-name="Standard">ClassWeb permite crear y controlar clases virtuales muy fácilmente, para ello el profesor deberá crear su propia base de datos y modificar las plantillas de acuerdo a sus necesidades. Sólo necesita un navegador web, un usuario y una clave para administrar sus clases. </text:p>
          </table:table-cell>
          <table:table-cell table:style-name="Tabla1.A2" office:value-type="string">
            <text:p text:style-name="Standard">GNU </text:p>
          </table:table-cell>
          <table:table-cell table:style-name="Tabla1.D2" office:value-type="string">
            <text:p text:style-name="Standard"><text:a xlink:type="simple" xlink:href="http://sourceforge.net/project/showfiles.php?group_id=10948">http://sourceforge.net/project/showfiles.php?group_id=10948</text:a></text:p>
          </table:table-cell>
        </table:table-row>
        <table:table-row>
          <table:table-cell table:style-name="Tabla1.A2" office:value-type="string">
            <text:p text:style-name="Standard"><text:bookmark text:name="Duck"/>Duck</text:p>
            <text:p text:style-name="Standard"/>
          </table:table-cell>
          <table:table-cell table:style-name="Tabla1.A2" office:value-type="string">
            <text:p text:style-name="Standard">Duck es un software para realizar pruebas a partir de una serie de preguntas. Está realizado en PHP y MySQL. Cada respuesta a una pregunta tiene una explicación asociada realizada por el maestro. Es muy útil para profesores que realizan pruebas con preguntas en las escuelas. Los estudiantes pueden interactuar con la prueba antes de continuar con la próxima pregunta. </text:p>
          </table:table-cell>
          <table:table-cell table:style-name="Tabla1.A2" office:value-type="string">
            <text:p text:style-name="Standard">GPL </text:p>
          </table:table-cell>
          <table:table-cell table:style-name="Tabla1.D2" office:value-type="string">
            <text:p text:style-name="Standard"><text:a xlink:type="simple" xlink:href="http://bcrc.bio.umass.edu/projects/duck/">http://bcrc.bio.umass.edu/projects/duck/</text:a></text:p>
          </table:table-cell>
        </table:table-row>
        <table:table-row>
          <table:table-cell table:style-name="Tabla1.A2" office:value-type="string">
            <text:p text:style-name="Standard"><text:bookmark text:name="Escritor"/>Escritor</text:p>
            <text:p text:style-name="Standard"/>
          </table:table-cell>
          <table:table-cell table:style-name="Tabla1.A2" office:value-type="string">
            <text:p text:style-name="Standard">Escritor es un software que permite un seguimiento personalizado de las tareas que realiza cada estudiante. El programa se utiliza como "una hoja virtual" donde el profesor presenta las actividades para sus estudiantes y luego éstos las resuelven como si estuviesen usando lápiz y papel pero usan una computadora, una tableta gráfica, micrófono y parlantes</text:p>
          </table:table-cell>
          <table:table-cell table:style-name="Tabla1.A2" office:value-type="string">
            <text:p text:style-name="Standard">GPL </text:p>
          </table:table-cell>
          <table:table-cell table:style-name="Tabla1.D2" office:value-type="string">
            <text:p text:style-name="Standard"><text:a xlink:type="simple" xlink:href="http://www.linux-france.org/prj/escritor/GB/DownLoad.htm">http://www.linux-france.org/prj/esc</text:a><text:a xlink:type="simple" xlink:href="http://www.linux-france.org/prj/escritor/GB/DownLoad.htm">ritor/GB/DownLoad.htm</text:a></text:p>
          </table:table-cell>
        </table:table-row>
        <table:table-row>
          <table:table-cell table:style-name="Tabla1.A2" office:value-type="string">
            <text:p text:style-name="Standard"><text:bookmark text:name="Gradebook"/>Gradebook</text:p>
            <text:p text:style-name="Standard"/>
          </table:table-cell>
          <table:table-cell table:style-name="Tabla1.A2" office:value-type="string">
            <text:p text:style-name="Standard">Un programa para manejar calificaciones de alumnos. Fácil de compilar y usar. Eficiente. Configurable. Se comienza por crear las clases, los alumnos y los períodos (trimestres, bimestres, etc. Luego se van introduciendo las notas parciales que cada por alumno obtienen por cada evaluación y <text:soft-page-break/>el programa automáticamente va haciendo los promedios. Es muy interesante a nivel pedagógico para ayudarnos a los docentes a lograr la tan nombrada "Evaluación en proceso y continua", porque el programa no limita la cantidad de muestras evaluativas por período. Es decir que podemos tener una nota final mas significativa de la evolución del alumno. Altamente recomendado para docentes que busquen ayudarse con la tecnología en su práctica educativa. </text:p>
          </table:table-cell>
          <table:table-cell table:style-name="Tabla1.A2" office:value-type="string">
            <text:p text:style-name="Standard">GNU</text:p>
          </table:table-cell>
          <table:table-cell table:style-name="Tabla1.D2" office:value-type="string">
            <text:p text:style-name="Standard"><text:a xlink:type="simple" xlink:href="http://www.gnu.org/software/ggradebook/ggradebook.html">http://www.gnu.o</text:a><text:a xlink:type="simple" xlink:href="http://www.gnu.org/software/ggradebook/ggradebook.html">rg/software/ggradebook/ggradebook.html</text:a></text:p>
          </table:table-cell>
        </table:table-row>
        <table:table-row>
          <table:table-cell table:style-name="Tabla1.A2" office:value-type="string">
            <text:p text:style-name="Standard"><text:bookmark text:name="ILIAS"/>ILIAS</text:p>
            <text:p text:style-name="Standard"/>
            <text:p text:style-name="Standard"/>
          </table:table-cell>
          <table:table-cell table:style-name="Tabla1.A2" office:value-type="string">
            <text:p text:style-name="Standard">Es una plataforma para gestión de la enseñanza basado en la web. Fue desarrollada por la Universidad de Colonia, en Alemania, usando PHP y MySQL. Está disponible desde septiembre de 2000 como software abierto bajo la licencia GPL. El núcleo del sistema es una herramienta de autoría para crear cursos. Incluye los siguientes componentes: escritorios personales, sistema de correo, grupos de noticias, sistema de grupo, administración del sistema, entre otros. </text:p>
          </table:table-cell>
          <table:table-cell table:style-name="Tabla1.A2" office:value-type="string">
            <text:p text:style-name="Standard">GPL </text:p>
          </table:table-cell>
          <table:table-cell table:style-name="Tabla1.D2" office:value-type="string">
            <text:p text:style-name="Standard"><text:a xlink:type="simple" xlink:href="http://www.ilias.de/docu/goto.php?target=st_229_35&amp;client_id=docu">http://www.ilias.de/docu/goto.php?target=st_229_35&amp;client_id=docu</text:a></text:p>
          </table:table-cell>
        </table:table-row>
        <table:table-row>
          <table:table-cell table:style-name="Tabla1.A2" office:value-type="string">
            <text:p text:style-name="Standard"><text:bookmark text:name="LAMS"/>LAMS</text:p>
            <text:p text:style-name="Standard"/>
          </table:table-cell>
          <table:table-cell table:style-name="Tabla1.A2" office:value-type="string">
            <text:p text:style-name="Standard">LAMS es un entorno virtual de enseñanza/aprendizaje de orientación constructivista para la creación y gestión de actividades educativas. Desde que fue lanzado como software libre en 2004, LAMS se ha centrado en los enfoques constructivistas, enfatizando el contexto, las actividades y el aprendizaje en grupo que ha llevado a la creación de excelentes secuencias de aprendizaje que son compartidas en la Comunidad LAMS a través de su repositorio. LAMS puede ser también utilizando en conjunto con otros Entornos de Aprendizaje (LMS) como Moodle, Sakai, .LRN, WebCT o BlackBoard. De distribución libre bajo licencia GNU GPL version 2. </text:p>
          </table:table-cell>
          <table:table-cell table:style-name="Tabla1.A2" office:value-type="string">
            <text:p text:style-name="Standard">GNU </text:p>
          </table:table-cell>
          <table:table-cell table:style-name="Tabla1.D2" office:value-type="string">
            <text:p text:style-name="Standard"><text:a xlink:type="simple" xlink:href="http://wiki.lamsfoundation.org/display/lams/Downloads">http://wiki.lamsfoundation.org/display/lams/Downloads</text:a></text:p>
          </table:table-cell>
        </table:table-row>
        <table:table-row>
          <table:table-cell table:style-name="Tabla1.A2" office:value-type="string">
            <text:p text:style-name="Standard"><text:bookmark text:name="Logideetools"/>Logideetools</text:p>
            <text:p text:style-name="Standard"/>
          </table:table-cell>
          <table:table-cell table:style-name="Tabla1.A2" office:value-type="string">
            <text:p text:style-name="Standard">Es un paquete que provee todo lo que se necesite para escribir cursos y convertirlos a documentos imprimibles (pdf o ps) o para ponerlos en la web</text:p>
          </table:table-cell>
          <table:table-cell table:style-name="Tabla1.A2" office:value-type="string">
            <text:p text:style-name="Standard">GNU</text:p>
          </table:table-cell>
          <table:table-cell table:style-name="Tabla1.D2" office:value-type="string">
            <text:p text:style-name="Standard"><text:a xlink:type="simple" xlink:href="http://www.logidee.com/tools">http://www.logidee.com/tools</text:a></text:p>
          </table:table-cell>
        </table:table-row>
        <table:table-row>
          <table:table-cell table:style-name="Tabla1.A2" office:value-type="string">
            <text:p text:style-name="Standard"><text:bookmark text:name="Manhattan_Virtual_Classroom"/>Manhattan Virtual Classroom</text:p>
            <text:p text:style-name="Standard"/>
          </table:table-cell>
          <table:table-cell table:style-name="Tabla1.A2" office:value-type="string">
            <text:p text:style-name="Standard">Es un sistema de aula virtual protejido con contraseña, basado en una interfaz web, que incluye una variedad de grupos de discución, chat, area exclusiva para el profesor y varios módulos (como organizar <text:soft-page-break/>asignaciones en línea, etc)</text:p>
          </table:table-cell>
          <table:table-cell table:style-name="Tabla1.A2" office:value-type="string">
            <text:p text:style-name="Standard">GPL</text:p>
          </table:table-cell>
          <table:table-cell table:style-name="Tabla1.D2" office:value-type="string">
            <text:p text:style-name="Standard"><text:a xlink:type="simple" xlink:href="http://manhattan.sourceforge.net/">http://manhattan.sourceforge.net</text:a></text:p>
          </table:table-cell>
        </table:table-row>
        <table:table-row>
          <table:table-cell table:style-name="Tabla1.A2" office:value-type="string">
            <text:p text:style-name="Standard"><text:bookmark text:name="Testatos"/>Testatos</text:p>
            <text:p text:style-name="Standard"/>
            <text:p text:style-name="Standard"/>
          </table:table-cell>
          <table:table-cell table:style-name="Tabla1.A2" office:value-type="string">
            <text:p text:style-name="Standard">Textatos es un programa que ofrece un sistema de gestión de alumnos, incluyendo ejercicios, soluciones y ausencias. Permite ingresar nuevos alumnos y nuevos resultados desde ficheros de texto con tablas, separando los campos de cada registro por un tabulador, de manera que la inclusión del listado de la clase resulta inmediato. De la misma manera, exporta los datos a ficheros XML para que se puedan utilizar con otros programas o a través de enlaces con algún procesador de textos, se puedan generar informes o resúmenes de la evolución que haya tenido cada uno de los alumnos. </text:p>
          </table:table-cell>
          <table:table-cell table:style-name="Tabla1.A2" office:value-type="string">
            <text:p text:style-name="Standard">BSD </text:p>
          </table:table-cell>
          <table:table-cell table:style-name="Tabla1.D2" office:value-type="string">
            <text:p text:style-name="Standard"><text:a xlink:type="simple" xlink:href="http://www.iam.unibe.ch/%7Etestatos/download/">http://www.iam.unibe.ch/~testatos/download/</text:a></text:p>
          </table:table-cell>
        </table:table-row>
        <table:table-row>
          <table:table-cell table:style-name="Tabla1.A2" office:value-type="string">
            <text:p text:style-name="Standard"><text:bookmark text:name="WeBWorK"/>WeBWorK</text:p>
            <text:p text:style-name="Standard"/>
          </table:table-cell>
          <table:table-cell table:style-name="Tabla1.A2" office:value-type="string">
            <text:p text:style-name="Standard">Michael Gage es el autor de WeBWorK, un sistema de envío de tareas del alumno por Internet. Mediante una página web, WeBWorK informa al alumno, inmediatamente de si los resultados enviados son o no correctos. Cada problema en WeBWorK es planteado individualizadamente, de manera, que cada alumno, puede realizar un mismo problema con valores distintos para las variables. </text:p>
          </table:table-cell>
          <table:table-cell table:style-name="Tabla1.A2" office:value-type="string">
            <text:p text:style-name="Standard">GPL </text:p>
          </table:table-cell>
          <table:table-cell table:style-name="Tabla1.D2" office:value-type="string">
            <text:p text:style-name="Standard"><text:a xlink:type="simple" xlink:href="http://sourceforge.net/project/showfiles.php?group_id=93112">http://sourceforge.net/project/showfiles.php?group_id=93112</text:a></text:p>
          </table:table-cell>
        </table:table-row>
      </table:table>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s </meta:initial-creator>
    <meta:creation-date>2012-06-19T18:03:13</meta:creation-date>
    <dc:date>2012-06-21T11:31:35</dc:date>
    <dc:creator>marcos </dc:creator>
    <meta:editing-duration>PT2H7M17S</meta:editing-duration>
    <meta:editing-cycles>11</meta:editing-cycles>
    <meta:generator>LibreOffice/3.5$Linux_X86_64 LibreOffice_project/350m1$Build-102</meta:generator>
    <meta:document-statistic meta:table-count="1" meta:image-count="0" meta:object-count="0" meta:page-count="4" meta:paragraph-count="73" meta:word-count="989" meta:character-count="6852" meta:non-whitespace-character-count="5918"/>
  </office:meta>
</office:document-meta>
</file>